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Frank Lo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D6]+0.4*[.E6]+0.4*[.F6])+0.6*(0.4*[.G6]+0.6*[.H6]))*[.I6]" office:value-type="float" office:value="2.22" calcext:value-type="float">
            <text:p>2.22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23:13.2064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24:29.114878000</dc:date>
    <meta:editing-duration>PT2H12M6S</meta:editing-duration>
    <meta:editing-cycles>10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